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none" officeooo:rsid="0029625d" officeooo:paragraph-rsid="000b3df0"/>
    </style:style>
    <style:style style:name="P2" style:family="paragraph" style:parent-style-name="Standard">
      <style:text-properties style:text-underline-style="none" fo:font-weight="bold" officeooo:rsid="0029dc77" officeooo:paragraph-rsid="000b3df0" style:font-weight-asian="bold" style:font-weight-complex="bold"/>
    </style:style>
    <style:style style:name="P3" style:family="paragraph" style:parent-style-name="Standard">
      <style:text-properties style:text-underline-style="none" officeooo:rsid="0029dc77" officeooo:paragraph-rsid="000b3df0"/>
    </style:style>
    <style:style style:name="P4" style:family="paragraph" style:parent-style-name="Standard">
      <style:text-properties style:text-underline-style="none" fo:font-weight="bold" officeooo:rsid="002be8f1" officeooo:paragraph-rsid="000b3df0" fo:background-color="#fff200" style:font-weight-asian="bold" style:font-weight-complex="bold"/>
    </style:style>
    <style:style style:name="P5" style:family="paragraph" style:parent-style-name="Standard">
      <style:text-properties style:text-underline-style="none" officeooo:rsid="002be8f1" officeooo:paragraph-rsid="000e26df"/>
    </style:style>
    <style:style style:name="T1" style:family="text">
      <style:text-properties fo:font-weight="bold" style:font-weight-asian="bold" style:font-weight-complex="bold"/>
    </style:style>
    <style:style style:name="T2" style:family="text">
      <style:text-properties fo:font-weight="bold" officeooo:rsid="0029dc77" style:font-weight-asian="bold" style:font-weight-complex="bold"/>
    </style:style>
    <style:style style:name="T3" style:family="text">
      <style:text-properties fo:font-weight="bold" officeooo:rsid="002a81ae" style:font-weight-asian="bold" style:font-weight-complex="bold"/>
    </style:style>
    <style:style style:name="T4" style:family="text">
      <style:text-properties fo:font-weight="bold" officeooo:rsid="000e26df" fo:background-color="#fff200" loext:char-shading-value="0" style:font-weight-asian="bold" style:font-weight-complex="bold"/>
    </style:style>
    <style:style style:name="T5" style:family="text">
      <style:text-properties officeooo:rsid="0029dc77"/>
    </style:style>
    <style:style style:name="T6" style:family="text">
      <style:text-properties officeooo:rsid="002a81ae"/>
    </style:style>
    <style:style style:name="T7" style:family="text">
      <style:text-properties officeooo:rsid="000b3df0"/>
    </style:style>
    <style:style style:name="T8" style:family="text">
      <style:text-properties officeooo:rsid="000c11ff"/>
    </style:style>
    <style:style style:name="T9" style:family="text">
      <style:text-properties fo:background-color="#fff200" loext:char-shading-value="0"/>
    </style:style>
    <style:style style:name="T10" style:family="text">
      <style:text-properties fo:background-color="#fff200" loext:char-shading-value="0"/>
    </style:style>
    <style:style style:name="T11" style:family="text">
      <style:text-properties officeooo:rsid="000e2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ysan, paysanne,</text:p>
      <text:p text:style-name="P1"/>
      <text:p text:style-name="P1">Aujourd’hui plus que jamais, il est essentiel de <text:span text:style-name="T1">remettre nos profession au </text:span><text:span text:style-name="T2">cœur</text:span><text:span text:style-name="T1"> de l’économie</text:span> de nos territoires. <text:span text:style-name="T1">Les circuits courts doivent se développer</text:span> pour devenir une vraie alternative à la grande distribution</text:p>
      <text:p text:style-name="P1">L’association CET a obtenu un budget du département pour réaliser un annuaire des producteurs BIO ou y tendant <text:span text:style-name="T5">et des lieux de distribution de leurs produits </text:span><text:s/>sur un secteur de 40km autour de Castillon <text:span text:style-name="T7">la Bataille</text:span>. <text:span text:style-name="T5">Cet annuaire existera sous deux formes : numérique et papier et sera </text:span><text:span text:style-name="T3">totalement </text:span><text:span text:style-name="T2">gratuit</text:span><text:span text:style-name="T5">. Il sera disponible <text:s/>dans <text:s/>les lieux publics (Mairies, CDC, …) afin que les consommateurs puissent faire sans difficulté, le choix de consommer des produits locaux de qualité</text:span></text:p>
      <text:p text:style-name="P2">Votre participation est essentielle car pour être efficace, cet annuaire se doit d’être le plus complet possible. Il ne s’agit pas de réaliser un annuaire de plus mais l’Annuaire de référence dans notre région.</text:p>
      <text:p text:style-name="P3"><text:span text:style-name="T10">Le questionnaire</text:span> soumis ci après <text:span text:style-name="T6">comporte des informations personnelles collectées <text:s/>dans le but d’établir </text:span><text:span text:style-name="T3">un bilan de l’agriculture locale </text:span><text:span text:style-name="T6">et </text:span><text:span text:style-name="T3">d’identifier les freins au développement</text:span><text:span text:style-name="T6"> d’une offre alimentaire de qualité. Celles ci ne seront pas consultables dans l’annuaire et </text:span><text:span text:style-name="T3">seront traitées de façon anonyme. </text:span><text:span text:style-name="T6">Vous êtes libre de ne pas y répondre et de nous communiquer uniquement les informations relatives à votre production.</text:span></text:p>
      <text:p text:style-name="P5">Si vous rencontrez des difficultés pour remplir ce questionnaire, sachez que nous sommes à votre disposition pour vous aider à la saisie des informations requises (courriel ou téléphone <text:span text:style-name="T4">facebook</text:span>).</text:p>
      <text:p text:style-name="P4">Agissons ensemble pour une agriculture nourricière durable de proximité, inscriv<text:span text:style-name="T8">ons</text:span> <text:span text:style-name="T8">n</text:span>ou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09:55:30.370000000</meta:creation-date>
    <dc:date>2020-06-23T18:27:37.828014173</dc:date>
    <meta:editing-duration>PT20M</meta:editing-duration>
    <meta:editing-cycles>2</meta:editing-cycles>
    <meta:generator>LibreOffice/6.0.7.3$Linux_X86_64 LibreOffice_project/00m0$Build-3</meta:generator>
    <meta:document-statistic meta:table-count="0" meta:image-count="0" meta:object-count="0" meta:page-count="1" meta:paragraph-count="7" meta:word-count="250" meta:character-count="1634" meta:non-whitespace-character-count="1386"/>
  </office:meta>
</office:document-meta>
</file>